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4000003A8AD27F267.png" manifest:media-type="image/png"/>
  <manifest:file-entry manifest:full-path="Pictures/100000010000010F000000C3ECCEE36A.png" manifest:media-type="image/png"/>
  <manifest:file-entry manifest:full-path="Pictures/10000001000002400000007395C29F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73f" officeooo:paragraph-rsid="001e9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/text:p>
      <text:p text:style-name="P1"><text:tab/><text:tab/>EXAMEN SYS1(SUITE)<text:tab/><text:tab/><text:tab/><text:tab/></text:p>
      <text:p text:style-name="P1"><text:tab/><text:tab/>PARTIE 4 : SCRIPTS BASH</text:p>
      <text:p text:style-name="P1"/>
      <text:p text:style-name="P1"><draw:frame draw:style-name="fr2" draw:name="Image1" text:anchor-type="char" svg:width="15.24cm" svg:height="3.043cm" draw:z-index="0"><draw:image xlink:href="Pictures/10000001000002400000007395C29F8F.png" xlink:type="simple" xlink:show="embed" xlink:actuate="onLoad" draw:mime-type="image/png"/></draw:frame><draw:frame draw:style-name="fr1" draw:name="Image2" text:anchor-type="char" svg:x="0.787cm" svg:y="3.288cm" svg:width="7.17cm" svg:height="5.159cm" draw:z-index="1"><draw:image xlink:href="Pictures/100000010000010F000000C3ECCEE36A.png" xlink:type="simple" xlink:show="embed" xlink:actuate="onLoad" draw:mime-type="image/png"/></draw:frame><draw:frame draw:style-name="fr1" draw:name="Image3" text:anchor-type="char" svg:x="0.723cm" svg:y="8.809cm" svg:width="17cm" svg:height="13.393cm" draw:z-index="2"><draw:image xlink:href="Pictures/10000001000004A4000003A8AD27F2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4:26:48.505872139</meta:creation-date>
    <dc:date>2025-03-20T14:28:59.556763194</dc:date>
    <meta:editing-duration>PT2M11S</meta:editing-duration>
    <meta:editing-cycles>1</meta:editing-cycles>
    <meta:document-statistic meta:table-count="0" meta:image-count="3" meta:object-count="0" meta:page-count="1" meta:paragraph-count="3" meta:word-count="7" meta:character-count="51" meta:non-whitespace-character-count="36"/>
    <meta:generator>LibreOffice/24.2.7.2$Linux_X86_64 LibreOffice_project/420$Build-2</meta:generator>
  </office:meta>
</office:document-meta>
</file>